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1">
      <style:text-properties style:font-name="Bodoni 72" style:text-underline-style="none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6" style:family="paragraph" style:parent-style-name="normal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7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68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9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fo:letter-spacing="normal" fo:font-weight="normal" fo:background-color="transparent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000000" fo:letter-spacing="normal" fo:font-weight="normal" fo:background-color="transparent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7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8" style:family="text">
      <style:text-properties fo:font-variant="normal" fo:text-transform="none" fo:color="#000000" fo:font-size="12pt" fo:letter-spacing="normal" fo:font-weight="normal" fo:background-color="transparent" style:font-name-asian="essiah2" style:font-size-asian="12pt" style:font-weight-asian="normal" style:font-name-complex="essiah2" style:font-size-complex="12pt" style:font-weight-complex="normal" loext:opacity="100%"/>
    </style:style>
    <style:style style:name="T19" style:family="text">
      <style:text-properties fo:font-variant="normal" fo:text-transform="none" fo:color="#000000" fo:font-size="16pt" fo:letter-spacing="normal" fo:font-weight="normal" fo:background-color="transparent" style:font-name-asian="essiah2" style:font-size-asian="16pt" style:font-weight-asian="normal" style:font-name-complex="essiah2" style:font-size-complex="16pt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9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0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2" style:family="text">
      <style:text-properties style:font-name-asian="essiah2" style:font-name-complex="essiah2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7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0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style:font-name-asian="essiah2" style:font-name-complex="essiah2"/>
    </style:style>
    <style:style style:name="T43" style:family="text">
      <style:text-properties style:text-underline-style="none" fo:font-weight="normal" style:font-weight-asian="normal" style:font-weight-complex="normal" loext:opacity="100%"/>
    </style:style>
    <style:style style:name="T44" style:family="text">
      <style:text-properties style:text-underline-style="none" fo:font-weight="normal" style:font-style-asian="normal" style:font-weight-asian="normal" style:font-style-complex="normal" style:font-weight-complex="normal" loext:opacity="100%"/>
    </style:style>
    <style:style style:name="T45" style:family="text">
      <style:text-properties style:text-underline-style="none" fo:font-weight="normal" style:font-style-asian="normal" style:font-weight-asian="normal" style:font-style-complex="normal" style:font-weight-complex="normal" loext:opacity="100%"/>
    </style:style>
    <style:style style:name="T46" style:family="text">
      <style:text-properties style:text-underline-style="none" style:font-style-asian="normal" style:font-style-complex="normal" loext:opacity="100%"/>
    </style:style>
    <style:style style:name="T47" style:family="text">
      <style:text-properties style:text-underline-style="none" style:font-style-asian="normal" style:font-style-complex="normal" loext:opacity="100%"/>
    </style:style>
    <style:style style:name="T48" style:family="text">
      <style:text-properties style:text-underline-style="none" style:font-style-asian="normal" style:font-style-complex="normal" loext:opacity="100%"/>
    </style:style>
    <style:style style:name="T49" style:family="text">
      <style:text-properties style:font-name-asian="eXsE1" style:font-name-complex="eXsE1"/>
    </style:style>
    <style:style style:name="T50" style:family="text">
      <style:text-properties fo:font-weight="bold" style:font-name-asian="essiah2" style:font-weight-asian="bold" style:font-name-complex="essiah2" style:font-weight-complex="bold"/>
    </style:style>
    <style:style style:name="T5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5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53" style:family="text">
      <style:text-properties style:font-name="Essiah" fo:font-size="22pt" style:text-underline-style="none" style:font-size-asian="22pt" style:font-size-complex="22pt"/>
    </style:style>
    <style:style style:name="T54" style:family="text">
      <style:text-properties style:font-name="Essiah" fo:font-size="22pt" style:font-name-asian="essiah2" style:font-size-asian="22pt" style:font-name-complex="essiah2" style:font-size-complex="22pt"/>
    </style:style>
    <style:style style:name="T55" style:family="text">
      <style:text-properties style:text-position="sub 58%"/>
    </style:style>
    <style:style style:name="T56" style:family="text">
      <style:text-properties fo:font-size="22pt" style:font-name-asian="essiah2" style:font-size-asian="22pt" style:font-name-complex="essiah2" style:font-size-complex="22pt"/>
    </style:style>
    <style:style style:name="T57" style:family="text">
      <style:text-properties style:font-name="essiah1" style:text-underline-style="none" fo:font-weight="normal" style:font-weight-asian="normal" style:font-weight-complex="normal"/>
    </style:style>
    <style:style style:name="T58" style:family="text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T59" style:family="text">
      <style:text-properties style:font-name="essiah1" fo:font-weight="normal" style:font-name-asian="essiah2" style:font-weight-asian="normal" style:font-name-complex="essiah2" style:font-weight-complex="normal"/>
    </style:style>
    <style:style style:name="T60" style:family="text">
      <style:text-properties style:font-name="essiah1" style:font-name-asian="essiah2" style:font-name-complex="essiah2"/>
    </style:style>
    <style:style style:name="T61" style:family="text">
      <style:text-properties style:font-name="Bodoni 72"/>
    </style:style>
    <style:style style:name="T62" style:family="text">
      <style:text-properties style:text-position="0% 100%"/>
    </style:style>
    <style:style style:name="T63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4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5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6" style:family="text">
      <style:text-properties style:font-name="Essiah" style:text-underline-style="none" fo:font-weight="normal" style:font-weight-asian="normal" style:font-weight-complex="normal" loext:opacity="100%"/>
    </style:style>
    <style:style style:name="T67" style:family="text">
      <style:text-properties style:font-name="Essiah" style:text-underline-style="none" fo:font-weight="normal" style:font-weight-asian="normal" style:font-weight-complex="normal" loext:opacity="100%"/>
    </style:style>
    <style:style style:name="T68" style:family="text">
      <style:text-properties style:font-name="Essiah" style:text-underline-style="none" fo:font-weight="normal" style:font-style-asian="normal" style:font-weight-asian="normal" style:font-style-complex="normal" style:font-weight-complex="normal" loext:opacity="100%"/>
    </style:style>
    <style:style style:name="T69" style:family="text">
      <style:text-properties style:font-name="Essiah" style:text-underline-style="none" fo:font-weight="normal" style:font-style-asian="normal" style:font-weight-asian="normal" style:font-style-complex="normal" style:font-weight-complex="normal" loext:opacity="100%"/>
    </style:style>
    <style:style style:name="T70" style:family="text">
      <style:text-properties style:font-name="Essiah" style:text-underline-style="none" style:font-style-asian="normal" style:font-style-complex="normal" loext:opacity="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bookmark-start text:name="__DdeLink__1031_1991356204"/>Kdd<text:span text:style-name="T16">L</text:span>I<text:bookmark-end text:name="__DdeLink__1031_1991356204"/></text:p>
      <text:p text:style-name="P60">Alphabet</text:p>
      <text:p text:style-name="P28"/>
      <text:p text:style-name="P15"><text:span text:style-name="T32"><text:s text:c="2"/></text:span><text:span text:style-name="T10"><text:s text:c="2"/></text:span><text:span text:style-name="T32"><text:s text:c="2"/></text:span><text:span text:style-name="T50"><text:s text:c="2"/></text:span><text:span text:style-name="T10"><text:s/></text:span></text:p>
      <text:p text:style-name="P14"><text:span text:style-name="T12">e</text:span><text:span text:style-name="T23">n</text:span><text:span text:style-name="T25"> <text:s/></text:span><text:span text:style-name="T11">u</text:span><text:span text:style-name="T26">m</text:span><text:span text:style-name="T11"> </text:span><text:span text:style-name="T20"><text:s/></text:span><text:span text:style-name="T11">a</text:span><text:span text:style-name="T28">t</text:span><text:span text:style-name="T26"> <text:s/></text:span><text:span text:style-name="T12">i</text:span><text:span text:style-name="T21">t <text:s/></text:span><text:span text:style-name="T12">ē</text:span><text:span text:style-name="T21"> <text:s text:c="2"/></text:span><text:span text:style-name="T12">ū <text:s text:c="2"/>ā</text:span><text:span text:style-name="T21"> <text:s/></text:span><text:span text:style-name="T12"><text:s/>ī</text:span></text:p>
      <text:p text:style-name="P14"><text:span text:style-name="T12">o</text:span><text:span text:style-name="T27"> <text:s text:c="2"/></text:span><text:span text:style-name="T12">ɔ</text:span><text:span text:style-name="T27"> <text:s/></text:span><text:span text:style-name="T23"><text:s/></text:span><text:span text:style-name="T13">l</text:span><text:span text:style-name="T23">ū <text:s/></text:span><text:span text:style-name="T13">ü</text:span><text:span text:style-name="T23"> <text:s text:c="2"/></text:span><text:span text:style-name="T12">ō</text:span><text:span text:style-name="T23"> <text:s text:c="2"/></text:span><text:span text:style-name="T13">ʊ</text:span><text:span text:style-name="T23"> <text:s text:c="2"/></text:span><text:span text:style-name="T12">ḻ</text:span><text:span text:style-name="T28">a</text:span><text:span text:style-name="T23"> <text:s text:c="3"/></text:span></text:p>
      <text:p text:style-name="P14"><text:span text:style-name="T11">s</text:span><text:span text:style-name="T20">ē <text:s/></text:span><text:span text:style-name="T13">xh</text:span><text:span text:style-name="T27">ō </text:span><text:span text:style-name="T12">j</text:span><text:span text:style-name="T28">ō</text:span><text:span text:style-name="T27"> <text:s/></text:span><text:span text:style-name="T13">sh</text:span><text:span text:style-name="T21">ē </text:span><text:span text:style-name="T13">∂</text:span><text:span text:style-name="T21">ē <text:s/></text:span><text:span text:style-name="T12">v</text:span><text:span text:style-name="T21">ū</text:span><text:span text:style-name="T12"> <text:s/></text:span><text:span text:style-name="T13">θ</text:span><text:span text:style-name="T28">ō <text:s/></text:span><text:span text:style-name="T13">m</text:span><text:span text:style-name="T24">ā</text:span></text:p>
      <text:p text:style-name="P14"><text:span text:style-name="T13">zh</text:span><text:span text:style-name="T22">ā </text:span><text:span text:style-name="T13">ch</text:span><text:span text:style-name="T23">ū </text:span><text:span text:style-name="T13">z</text:span><text:span text:style-name="T23">ū <text:s/></text:span><text:span text:style-name="T12">k</text:span><text:span text:style-name="T21">ē <text:s/></text:span><text:span text:style-name="T12">f</text:span><text:span text:style-name="T21">ē</text:span><text:span text:style-name="T28"> <text:s/></text:span><text:span text:style-name="T27">ō</text:span><text:span text:style-name="T12">ng</text:span><text:span text:style-name="T23"> </text:span><text:span text:style-name="T13">n</text:span><text:span text:style-name="T24">ā <text:s/></text:span><text:span text:style-name="T12">r</text:span><text:span text:style-name="T23">a <text:s/></text:span></text:p>
      <text:p text:style-name="P14"><text:span text:style-name="T23"><text:s text:c="4"/></text:span><text:span text:style-name="T12">p</text:span><text:span text:style-name="T22">ā</text:span><text:span text:style-name="T21"> <text:s/></text:span><text:span text:style-name="T12">b</text:span><text:span text:style-name="T28">ō</text:span><text:span text:style-name="T21"> <text:s/></text:span><text:span text:style-name="T13">d</text:span><text:span text:style-name="T22">ā</text:span><text:span text:style-name="T23"> <text:s/></text:span><text:span text:style-name="T12">t</text:span><text:span text:style-name="T21">ū</text:span><text:span text:style-name="T23"> <text:s/></text:span><text:span text:style-name="T13">h</text:span><text:span text:style-name="T23">ū</text:span><text:span text:style-name="T23"> <text:s/></text:span><text:span text:style-name="T12">g</text:span><text:span text:style-name="T28">ō</text:span></text:p>
      <text:p text:style-name="P68">Sample Text</text:p>
      <text:p text:style-name="P67">This is an example of English text </text:p>
      <text:p text:style-name="P67">for comparison with the Essiahan text below.</text:p>
      <text:p text:style-name="P66"/>
      <text:p text:style-name="P52"><text:span text:style-name="T66">sUnusEdasuO, sU </text:span><text:span text:style-name="T66">es s</text:span><text:span text:style-name="T40">U</text:span><text:span text:style-name="T66">nu </text:span><text:span text:style-name="T68">KddLI</text:span><text:span text:style-name="T68"> </text:span><text:span text:style-name="T66">pasen avum lok o. deb nel brAsO tu tEO s</text:span><text:span text:style-name="T40">U</text:span><text:span text:style-name="T66">nu Okr</text:span><text:span text:style-name="T40">U</text:span><text:span text:style-name="T66">s eru pasen. y den nel brAs te tEO. es s</text:span><text:span text:style-name="T40">U</text:span><text:span text:style-name="T66">nu pasen avum lok iesw. krUsO te pasen. nel kr</text:span><text:span text:style-name="T40">U</text:span><text:span text:style-name="T66">s pasen. Zunel kr</text:span><text:span text:style-name="T40">U</text:span><text:span text:style-name="T66">s pasen. tan vOsO pru etu sE. s</text:span><text:span text:style-name="T40">U</text:span><text:span text:style-name="T66">nu Okr</text:span><text:span text:style-name="T40">U</text:span><text:span text:style-name="T66">s eru pasen. tan vOs os etu sE un</text:span><text:span text:style-name="T43"> anu doks.</text:span></text:p>
      <text:p text:style-name="P53"/>
      <text:p text:style-name="P43"><text:span text:style-name="T31">sUnusEdasuO, sU </text:span><text:span text:style-name="T29">es s</text:span><text:span text:style-name="T30">U</text:span><text:span text:style-name="T29">nu pasen avum lok o. deb nel brAsO tu tEO s</text:span><text:span text:style-name="T30">U</text:span><text:span text:style-name="T29">nu Okr</text:span><text:span text:style-name="T30">U</text:span><text:span text:style-name="T29">s eru pasen. y den nel brAs te tEO. es s</text:span><text:span text:style-name="T30">U</text:span><text:span text:style-name="T29">nu pasen avum lok iesw. krUsO te pasen. nel kr</text:span><text:span text:style-name="T30">U</text:span><text:span text:style-name="T29">s pasen. Zunel kr</text:span><text:span text:style-name="T30">U</text:span><text:span text:style-name="T29">s pasen. tan vOsO pru etu sE. s</text:span><text:span text:style-name="T30">U</text:span><text:span text:style-name="T29">nu Okr</text:span><text:span text:style-name="T30">U</text:span><text:span text:style-name="T29">s eru pasen. tan vOs os etu sE un anu doks.</text:span></text:p>
      <text:p text:style-name="P53"/>
      <text:p text:style-name="P44"><text:span text:style-name="T29">sUnusEdasuO, sU es s</text:span><text:span text:style-name="T30">U</text:span><text:span text:style-name="T29">nu pasen avum lok o. deb nel brAsO tu tEO s</text:span><text:span text:style-name="T30">U</text:span><text:span text:style-name="T29">nu Okr</text:span><text:span text:style-name="T30">U</text:span><text:span text:style-name="T29">s eru pasen. y den nel brAs te tEO. es s</text:span><text:span text:style-name="T30">U</text:span><text:span text:style-name="T29">nu, pasen avum lok iesw. krUsO te pasen. nel kr</text:span><text:span text:style-name="T30">U</text:span><text:span text:style-name="T29">s pasen. Zunel kr</text:span><text:span text:style-name="T30">U</text:span><text:span text:style-name="T29">s pasen. tan vOsO pru etu sE. s</text:span><text:span text:style-name="T30">U</text:span><text:span text:style-name="T29">nu Okr</text:span><text:span text:style-name="T30">U</text:span><text:span text:style-name="T29">s eru pasen. tan vOs os etu sE un anu doks.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51">Markers precede their object (i.e. "for the ball").</text:span><text:span text:style-name="T42"><text:tab/></text:span></text:p>
      <text:p text:style-name="P60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60">Conjuctions</text:p>
      <text:p text:style-name="P63">And</text:p>
      <text:p text:style-name="P29">+</text:p>
      <text:p text:style-name="P62">Or</text:p>
      <text:p text:style-name="P27">-</text:p>
      <text:p text:style-name="P60">Markers</text:p>
      <text:p text:style-name="P62"><text:span text:style-name="T42">Direct</text:span><text:span text:style-name="T42"> Object</text:span></text:p>
      <text:p text:style-name="P20">li</text:p>
      <text:p text:style-name="P64">Indirect Object</text:p>
      <text:p text:style-name="P20">-</text:p>
      <text:p text:style-name="P63">Possessive</text:p>
      <text:p text:style-name="P24">es</text:p>
      <text:p text:style-name="P60">Verb Tenses</text:p>
      <text:p text:style-name="P10">I owned.</text:p>
      <text:p text:style-name="P17"><text:span text:style-name="T32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56">ObrAs tu tEO.</text:span><text:span text:style-name="T49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/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F1" office:value-type="float" office:value="5">
            <text:p text:style-name="P55">5</text:p>
          </table:table-cell>
          <table:table-cell table:style-name="Table5.F1" office:value-type="float" office:value="6">
            <text:p text:style-name="P55">6</text:p>
          </table:table-cell>
          <table:table-cell table:style-name="Table5.F1" office:value-type="float" office:value="7">
            <text:p text:style-name="P55">7</text:p>
          </table:table-cell>
          <table:table-cell table:style-name="Table5.F1" office:value-type="float" office:value="8">
            <text:p text:style-name="P55">8</text:p>
          </table:table-cell>
          <table:table-cell table:style-name="Table5.F1" office:value-type="float" office:value="9">
            <text:p text:style-name="P55">9</text:p>
          </table:table-cell>
          <table:table-cell table:style-name="Table5.F1" office:value-type="float" office:value="10">
            <text:p text:style-name="P55">10</text:p>
          </table:table-cell>
          <table:table-cell table:style-name="Table5.F1" office:value-type="float" office:value="11">
            <text:p text:style-name="P55">11</text:p>
          </table:table-cell>
        </table:table-row>
        <table:table-row table:style-name="Table5.1">
          <table:table-cell table:style-name="Table5.A2" office:value-type="float" office:value="0">
            <text:p text:style-name="P59">0</text:p>
          </table:table-cell>
          <table:table-cell table:style-name="Table5.A2" office:value-type="float" office:value="1">
            <text:p text:style-name="P59">1</text:p>
          </table:table-cell>
          <table:table-cell table:style-name="Table5.A2" office:value-type="float" office:value="2">
            <text:p text:style-name="P59">2</text:p>
          </table:table-cell>
          <table:table-cell table:style-name="Table5.A2" office:value-type="float" office:value="3">
            <text:p text:style-name="P59">3</text:p>
          </table:table-cell>
          <table:table-cell table:style-name="Table5.A2" office:value-type="float" office:value="4">
            <text:p text:style-name="P59">4</text:p>
          </table:table-cell>
          <table:table-cell table:style-name="Table5.A2" office:value-type="float" office:value="5">
            <text:p text:style-name="P59">5</text:p>
          </table:table-cell>
          <table:table-cell table:style-name="Table5.A2" office:value-type="float" office:value="6">
            <text:p text:style-name="P59">6</text:p>
          </table:table-cell>
          <table:table-cell table:style-name="Table5.A2" office:value-type="float" office:value="7">
            <text:p text:style-name="P59">7</text:p>
          </table:table-cell>
          <table:table-cell table:style-name="Table5.A2" office:value-type="float" office:value="8">
            <text:p text:style-name="P59">8</text:p>
          </table:table-cell>
          <table:table-cell table:style-name="Table5.A2" office:value-type="float" office:value="9">
            <text:p text:style-name="P59">9</text:p>
          </table:table-cell>
          <table:table-cell table:style-name="Table5.K2" office:value-type="string">
            <text:p text:style-name="P59">:</text:p>
          </table:table-cell>
          <table:table-cell table:style-name="Table5.K2" office:value-type="string">
            <text:p text:style-name="P59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61">numbers</text:span> are marked with the <text:span text:style-name="T54">#</text:span> symbol (the # on the keyboard).</text:p>
      <text:p text:style-name="P1"/>
      <text:p text:style-name="P11">195<text:span text:style-name="T55">12</text:span><text:span text:style-name="T62"> = 213</text:span><text:span text:style-name="T55">10</text:span></text:p>
      <text:p text:style-name="P22">#ioO</text:p>
      <text:p text:style-name="P1"/>
      <text:p text:style-name="P11">1063<text:span text:style-name="T55">12</text:span><text:span text:style-name="T62"> = 1803</text:span><text:span text:style-name="T55">10</text:span></text:p>
      <text:p text:style-name="P30">#iwUI</text:p>
      <text:p text:style-name="P4"/>
      <text:p text:style-name="P4">3*4=12<text:span text:style-name="T55"> </text:span></text:p>
      <text:p text:style-name="P49">I,Y=iw</text:p>
      <text:p text:style-name="P4"/>
      <text:p text:style-name="P8"><text:soft-page-break/><text:span text:style-name="T41">Positional terms like "1st" and modifiers like "double" are formed with the word for position, </text:span><text:span text:style-name="T52">ok</text:span><text:span text:style-name="T41">, followed by the number.</text:span></text:p>
      <text:p text:style-name="P6"/>
      <text:p text:style-name="P8"><text:span text:style-name="T41">The word for "double" or "2nd" is </text:span><text:span text:style-name="T53">o</text:span><text:span text:style-name="T52">kY</text:span><text:span text:style-name="T41">.</text:span></text:p>
      <text:p text:style-name="P61">Calendar</text:p>
      <text:p text:style-name="P13">There is a 13 month, 28 day calendar.</text:p>
      <text:p text:style-name="P60">Examples</text:p>
      <text:p text:style-name="P3">Deroetixuxa</text:p>
      <text:p text:style-name="P17">derOetiksUksu</text:p>
      <text:p text:style-name="P3"/>
      <text:p text:style-name="P38">Aono and Ecssiah</text:p>
      <text:p text:style-name="P40">AOno un ekssEo</text:p>
      <text:p text:style-name="P45"/>
      <text:p text:style-name="P45">Good and Evil</text:p>
      <text:p text:style-name="P40">AOn un gw</text:p>
      <text:p text:style-name="P45"/>
      <text:p text:style-name="P41">Beginning and Ending</text:p>
      <text:p text:style-name="P34">ok un ko</text:p>
      <text:p text:style-name="P41"/>
      <text:p text:style-name="P46"><text:span text:style-name="T38">Female</text:span> and <text:span text:style-name="T38">Male</text:span></text:p>
      <text:p text:style-name="P42">nEob un sen</text:p>
      <text:p text:style-name="P39"/>
      <text:p text:style-name="P46">Spirit and Soul</text:p>
      <text:p text:style-name="P33">sun un Aden</text:p>
      <text:p text:style-name="P45"/>
      <text:p text:style-name="P46">We own the night.</text:p>
      <text:p text:style-name="P34">sU brAs tu tEO.</text:p>
      <text:p text:style-name="P47"/>
      <text:p text:style-name="P47">We own nights.</text:p>
      <text:p text:style-name="P50"><text:span text:style-name="T41">s</text:span><text:span text:style-name="T36">U</text:span><text:span text:style-name="T41"> brAs </text:span><text:span text:style-name="T9">etu </text:span><text:span text:style-name="T41">tEO.</text:span></text:p>
      <text:p text:style-name="P47"/>
      <text:p text:style-name="P47">Nights, we own.</text:p>
      <text:p text:style-name="P51"><text:span text:style-name="T1">li ete tEO s</text:span><text:span text:style-name="T33">U</text:span><text:span text:style-name="T1"> brAs.</text:span></text:p>
      <text:p text:style-name="P47"/>
      <text:p text:style-name="P47">They wrote the documents.</text:p>
      <text:p text:style-name="P50"><text:span text:style-name="T41">s</text:span><text:span text:style-name="T36">U</text:span><text:span text:style-name="T41">nu Okr</text:span><text:span text:style-name="T36">U</text:span><text:span text:style-name="T41">s eru pasen.</text:span></text:p>
      <text:p text:style-name="P47"/>
      <text:p text:style-name="P46">I will write the document.</text:p>
      <text:p text:style-name="P34">krUsO te pasen.</text:p>
      <text:p text:style-name="P46"/>
      <text:p text:style-name="P46">Literal: Their document has zero principles.</text:p>
      <text:p text:style-name="P46">Natural: Their document has no principles.</text:p>
      <text:p text:style-name="P51"><text:span text:style-name="T2">es s</text:span><text:span text:style-name="T34">U</text:span><text:span text:style-name="T2">nu pasen avum lok o.</text:span></text:p>
      <text:p text:style-name="P37"/>
      <text:p text:style-name="P46">Our document has good principles.</text:p>
      <text:p text:style-name="P51"><text:span text:style-name="T57">es s</text:span><text:span text:style-name="T39">U </text:span><text:span text:style-name="T57">pasen avum AOn lok o.</text:span></text:p>
      <text:p text:style-name="P48"/>
      <text:p text:style-name="P48">Are you writing a document?</text:p>
      <text:p text:style-name="P51"><text:span text:style-name="T5">?U nel kr</text:span><text:span text:style-name="T35">U</text:span><text:span text:style-name="T5">s pasen?</text:span></text:p>
      <text:p text:style-name="P48"/>
      <text:p text:style-name="P48">Yes, I am writing a document.</text:p>
      <text:p text:style-name="P51"><text:span text:style-name="T5">Zu, nel kr</text:span><text:span text:style-name="T35">U</text:span><text:span text:style-name="T5">s pasen.</text:span></text:p>
      <text:p text:style-name="P48"/>
      <text:p text:style-name="P48">He has good intentions!</text:p>
      <text:p text:style-name="P51"><text:span text:style-name="T5">!sonu avum </text:span><text:span text:style-name="T35">etu w</text:span><text:span text:style-name="T5">tOs AOn!</text:span></text:p>
      <text:p text:style-name="P48"/>
      <text:p text:style-name="P48">Are those people evil?!</text:p>
      <text:p text:style-name="P51"><text:span text:style-name="T5">;s</text:span><text:span text:style-name="T35">U</text:span><text:span text:style-name="T5">nA sE go</text:span><text:span text:style-name="T35">w;</text:span></text:p>
      <text:p text:style-name="P48"/>
      <text:p text:style-name="P48">No, these people are good!</text:p>
      <text:p text:style-name="P51"><text:span text:style-name="T5">!no, s</text:span><text:span text:style-name="T35">U</text:span><text:span text:style-name="T5">nA sE AOn!</text:span></text:p>
      <text:p text:style-name="P48"/>
      <text:p text:style-name="P48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3T16:25:02</dc:date>
    <meta:editing-duration>P5DT19H24M28S</meta:editing-duration>
    <meta:editing-cycles>1401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197" meta:word-count="746" meta:character-count="3591"/>
  </office:meta>
</office:document-meta>
</file>